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draw:stroke="none" svg:stroke-color="#000000" draw:fill="none" draw:fill-color="#ffffff" fo:min-height="0.25cm"/>
    </style:style>
    <style:style style:name="gr5" style:family="graphic" style:parent-style-name="standard">
      <style:graphic-properties draw:stroke="dash" draw:stroke-dash="Line_20_with_20_Fine_20_Dots" draw:textarea-horizontal-align="center" draw:textarea-vertical-align="middle" draw:shadow="visible" draw:shadow-offset-x="0.1cm" draw:shadow-offset-y="0.1cm" draw:shadow-color="#000000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" draw:layer="layout" svg:width="8cm" svg:height="4.5cm" svg:x="5.1cm" svg:y="4.5cm">
          <text:p/>
        </draw:rect>
        <draw:rect draw:style-name="gr1" draw:text-style-name="P1" draw:id="id2" draw:layer="layout" svg:width="6.5cm" svg:height="2.5cm" svg:x="13.5cm" svg:y="3.5cm">
          <text:p/>
        </draw:rect>
        <draw:rect draw:style-name="gr1" draw:text-style-name="P1" draw:id="id4" draw:layer="layout" svg:width="6.5cm" svg:height="6.5cm" svg:x="5.9cm" svg:y="11cm">
          <text:p/>
        </draw:rect>
        <draw:rect draw:style-name="gr1" draw:text-style-name="P1" draw:id="id5" draw:layer="layout" svg:width="6.5cm" svg:height="2cm" svg:x="13.5cm" svg:y="11cm">
          <text:p/>
        </draw:rect>
        <draw:rect draw:style-name="gr1" draw:text-style-name="P1" draw:layer="layout" svg:width="4.5cm" svg:height="2cm" svg:x="1cm" svg:y="11cm">
          <text:p/>
        </draw:rect>
        <draw:frame draw:style-name="gr2" draw:layer="layout" svg:width="8.5cm" svg:height="1cm" svg:x="5cm" svg:y="5cm">
          <draw:text-box>
            <text:p>Coronal Holes detected</text:p>
          </draw:text-box>
        </draw:frame>
        <draw:frame draw:style-name="gr3" draw:layer="layout" svg:width="6.5cm" svg:height="1.673cm" svg:x="13.5cm" svg:y="3.827cm">
          <draw:text-box>
            <text:p>Coronal Holes Groups</text:p>
          </draw:text-box>
        </draw:frame>
        <draw:frame draw:style-name="gr4" draw:layer="layout" svg:width="6.5cm" svg:height="0.962cm" svg:x="6.5cm" svg:y="11.5cm">
          <draw:text-box>
            <text:p>Observation Files</text:p>
          </draw:text-box>
        </draw:frame>
        <draw:frame draw:style-name="gr3" draw:layer="layout" svg:width="4.5cm" svg:height="1.25cm" svg:x="13.5cm" svg:y="11cm">
          <draw:text-box>
            <text:p>Observatories</text:p>
          </draw:text-box>
        </draw:frame>
        <draw:frame draw:style-name="gr2" draw:id="id3" draw:layer="layout" svg:width="3.5cm" svg:height="1cm" svg:x="1cm" svg:y="11cm">
          <draw:text-box>
            <text:p>Codes</text:p>
          </draw:text-box>
        </draw:frame>
        <draw:connector draw:style-name="gr1" draw:text-style-name="P1" draw:layer="layout" svg:x1="13.1cm" svg:y1="6.75cm" svg:x2="16.75cm" svg:y2="6cm" draw:start-shape="id1" draw:start-glue-point="1" draw:end-shape="id2" draw:end-glue-point="2" svg:d="m13100 6750h3650v-750">
          <text:p/>
        </draw:connector>
        <draw:connector draw:style-name="gr1" draw:text-style-name="P1" draw:layer="layout" svg:x1="5.1cm" svg:y1="6.75cm" svg:x2="2.75cm" svg:y2="11cm" draw:start-shape="id1" draw:start-glue-point="3" draw:end-shape="id3" svg:d="m5100 6750h-2350v4250">
          <text:p/>
        </draw:connector>
        <draw:connector draw:style-name="gr5" draw:text-style-name="P1" draw:layer="layout" svg:x1="9.1cm" svg:y1="9cm" svg:x2="9.15cm" svg:y2="11cm" draw:start-shape="id1" draw:start-glue-point="2" draw:end-shape="id4" svg:d="m9100 9000v1000h50v1000">
          <text:p/>
        </draw:connector>
        <draw:connector draw:style-name="gr1" draw:text-style-name="P1" draw:layer="layout" svg:x1="12.4cm" svg:y1="14.25cm" svg:x2="16.75cm" svg:y2="13cm" draw:start-shape="id4" draw:start-glue-point="1" draw:end-shape="id5" draw:end-glue-point="2" svg:d="m12400 14250h4350v-12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Line_20_with_20_Fine_20_Dots" draw:display-name="Line with Fine Dots" draw:style="rect" draw:dots1="1" draw:dots1-length="2.01cm" draw:dots2="10" draw:distance="0.1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Perez-Suarez</meta:initial-creator>
    <meta:creation-date>2010-10-14T16:03:16</meta:creation-date>
    <dc:date>2010-10-14T16:26:45</dc:date>
    <dc:creator>David Perez-Suarez</dc:creator>
    <meta:editing-duration>PT00H08M18S</meta:editing-duration>
    <meta:editing-cycles>1</meta:editing-cycles>
    <meta:document-statistic meta:object-count="14"/>
    <meta:generator>OpenOffice.org/3.2$Unix OpenOffice.org_project/320m18$Build-9502</meta:generator>
  </office:meta>
</office:document-meta>
</file>